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/>
    <style:style style:name="ce7" style:family="table-cell" style:parent-style-name="Default" style:data-style-name="N12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Sieve Designation Number</text:p>
          </table:table-cell>
          <table:table-cell office:value-type="string">
            <text:p>Screen Opening (mm)</text:p>
          </table:table-cell>
          <table:table-cell office:value-type="string" table:number-columns-spanned="3" table:number-rows-spanned="1">
            <text:p>Weight (g)</text:p>
          </table:table-cell>
          <table:covered-table-cell table:style-name="ce1"/>
          <table:covered-table-cell table:style-name="ce1"/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ilter I</text:p>
          </table:table-cell>
          <table:table-cell table:style-name="ce1" office:value-type="string">
            <text:p>Filter II</text:p>
          </table:table-cell>
          <table:table-cell table:style-name="ce1" office:value-type="string">
            <text:p>Filter II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(Fine)</text:p>
          </table:table-cell>
          <table:table-cell table:style-name="ce1" office:value-type="string">
            <text:p>(Coarse)</text:p>
          </table:table-cell>
          <table:table-cell table:style-name="ce1" office:value-type="string">
            <text:p>(Mixed)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float" office:value="2.4">
            <text:p>2.40</text:p>
          </table:table-cell>
          <table:table-cell/>
          <table:table-cell table:style-name="ce1" office:value-type="float" office:value="250">
            <text:p>250</text:p>
          </table:table-cell>
          <table:table-cell table:style-name="ce1"/>
          <table:table-cell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" office:value-type="float" office:value="1.2">
            <text:p>1.20</text:p>
          </table:table-cell>
          <table:table-cell/>
          <table:table-cell table:style-name="ce1" office:value-type="float" office:value="1250">
            <text:p>1250</text:p>
          </table:table-cell>
          <table:table-cell table:style-name="ce1" office:value-type="float" office:value="750">
            <text:p>750</text:p>
          </table:table-cell>
          <table:table-cell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4" office:value-type="float" office:value="0.76">
            <text:p>0.76</text:p>
          </table:table-cell>
          <table:table-cell office:value-type="float" office:value="500">
            <text:p>5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500">
            <text:p>1500</text:p>
          </table:table-cell>
          <table:table-cell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4" office:value-type="float" office:value="0.42">
            <text:p>0.42</text:p>
          </table:table-cell>
          <table:table-cell office:value-type="float" office:value="2000">
            <text:p>20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50">
            <text:p>250</text:p>
          </table:table-cell>
          <table:table-cell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4" office:value-type="float" office:value="0.21">
            <text:p>0.21</text:p>
          </table:table-cell>
          <table:table-cell office:value-type="float" office:value="1000">
            <text:p>1000</text:p>
          </table:table-cell>
          <table:table-cell table:style-name="ce1" table:number-columns-repeated="2"/>
          <table:table-cell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15">
            <text:p>0.15</text:p>
          </table:table-cell>
          <table:table-cell office:value-type="float" office:value="500">
            <text:p>500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Gravel</text:p>
          </table:table-cell>
          <table:table-cell table:style-name="ce4"/>
          <table:table-cell office:value-type="string">
            <text:p>15\,cm</text:p>
          </table:table-cell>
          <table:table-cell table:style-name="ce1" office:value-type="string">
            <text:p>15\,cm</text:p>
          </table:table-cell>
          <table:table-cell table:style-name="ce1" office:value-type="string">
            <text:p>15\,cm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nthracite</text:p>
          </table:table-cell>
          <table:table-cell table:style-name="ce4" office:value-type="float" office:value="2.5">
            <text:p>2.50</text:p>
          </table:table-cell>
          <table:table-cell/>
          <table:table-cell table:style-name="ce1"/>
          <table:table-cell table:style-name="ce1" office:value-type="string">
            <text:p>15\,cm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>
            <text:p>Relationship between filtration rate and head loss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>
            <text:p>Filter 1 (Fine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Flow rate,</text:p>
          </table:table-cell>
          <table:table-cell office:value-type="string">
            <text:p>Filtration rate,</text:p>
          </table:table-cell>
          <table:table-cell/>
          <table:table-cell table:style-name="ce1"/>
          <table:table-cell table:style-name="ce1" office:value-type="string">
            <text:p>Head loss,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$Q$ (L/min)</text:p>
          </table:table-cell>
          <table:table-cell office:value-type="string">
            <text:p>$V$ (10$^{-3}$\,m$^3$/m$^2$/hr)</text:p>
          </table:table-cell>
          <table:table-cell office:value-type="string">
            <text:p>$P_\text{top}$ (kPa)</text:p>
          </table:table-cell>
          <table:table-cell table:style-name="ce1" office:value-type="string">
            <text:p>$P_\text{bot}$ (kPa)</text:p>
          </table:table-cell>
          <table:table-cell table:style-name="ce1" office:value-type="string">
            <text:p>$H$ (m)</text:p>
          </table:table-cell>
          <table:table-cell table:style-name="ce1" office:value-type="string">
            <text:p>$\log$[$V$/(m$^3$/m$^2$/hr)]</text:p>
            <draw:frame table:end-cell-address="Sheet1.J36" table:end-x="0.5217in" table:end-y="0.1161in" draw:z-index="0" draw:style-name="gr1" svg:width="3.1492in" svg:height="2.7555in" svg:x="0.0398in" svg:y="0.0394in">
              <draw:object draw:notify-on-update-of-ranges="Sheet1.F20:Sheet1.F20 Sheet1.F21:Sheet1.F25 Sheet1.C21:Sheet1.C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$\log$[$H$/(m)]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 table:style-name="ce4" table:formula="of:=[.B21]*60/1000*PI()*(0.172/2)^2*1000" office:value-type="float" office:value="0.557645262382803">
            <text:p>0.56</text:p>
          </table:table-cell>
          <table:table-cell table:style-name="ce2" office:value-type="float" office:value="14.9">
            <text:p>14.9</text:p>
          </table:table-cell>
          <table:table-cell table:style-name="ce2" office:value-type="float" office:value="19.3">
            <text:p>19.3</text:p>
          </table:table-cell>
          <table:table-cell table:style-name="ce4" table:formula="of:=([.D21]-[.E21])/9.81+0.8" office:value-type="float" office:value="0.351478083588175">
            <text:p>0.35</text:p>
          </table:table-cell>
          <table:table-cell table:style-name="ce4" table:formula="of:=LOG10([.C21]/1000)" office:value-type="float" office:value="-3.25364198310712">
            <text:p>-3.25</text:p>
          </table:table-cell>
          <table:table-cell table:style-name="ce4" table:formula="of:=LOG10([.F21])" office:value-type="float" office:value="-0.454101750227273">
            <text:p>-0.4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6">
            <text:p>0.6</text:p>
          </table:table-cell>
          <table:table-cell table:style-name="ce4" table:formula="of:=[.B22]*60/1000*PI()*(0.172/2)^2*1000" office:value-type="float" office:value="0.836467893574204">
            <text:p>0.84</text:p>
          </table:table-cell>
          <table:table-cell table:style-name="ce2" office:value-type="float" office:value="14.8">
            <text:p>14.8</text:p>
          </table:table-cell>
          <table:table-cell table:style-name="ce2" office:value-type="float" office:value="18.3">
            <text:p>18.3</text:p>
          </table:table-cell>
          <table:table-cell table:style-name="ce4" table:formula="of:=([.D22]-[.E22])/9.81+0.8" office:value-type="float" office:value="0.44322120285423">
            <text:p>0.44</text:p>
          </table:table-cell>
          <table:table-cell table:style-name="ce4" table:formula="of:=LOG10([.C22]/1000)" office:value-type="float" office:value="-3.07755072405144">
            <text:p>-3.08</text:p>
          </table:table-cell>
          <table:table-cell table:style-name="ce4" table:formula="of:=LOG10([.F22])" office:value-type="float" office:value="-0.353379471965692">
            <text:p>-0.3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8">
            <text:p>0.8</text:p>
          </table:table-cell>
          <table:table-cell table:style-name="ce4" table:formula="of:=[.B23]*60/1000*PI()*(0.172/2)^2*1000" office:value-type="float" office:value="1.11529052476561">
            <text:p>1.12</text:p>
          </table:table-cell>
          <table:table-cell table:style-name="ce2" office:value-type="float" office:value="14.7">
            <text:p>14.7</text:p>
          </table:table-cell>
          <table:table-cell table:style-name="ce2" office:value-type="float" office:value="17.1">
            <text:p>17.1</text:p>
          </table:table-cell>
          <table:table-cell table:style-name="ce4" table:formula="of:=([.D23]-[.E23])/9.81+0.8" office:value-type="float" office:value="0.555351681957186">
            <text:p>0.56</text:p>
          </table:table-cell>
          <table:table-cell table:style-name="ce4" table:formula="of:=LOG10([.C23]/1000)" office:value-type="float" office:value="-2.95261198744314">
            <text:p>-2.95</text:p>
          </table:table-cell>
          <table:table-cell table:style-name="ce4" table:formula="of:=LOG10([.F23])" office:value-type="float" office:value="-0.25543190847522">
            <text:p>-0.2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>
            <text:p>1.0</text:p>
          </table:table-cell>
          <table:table-cell table:style-name="ce4" table:formula="of:=[.B24]*60/1000*PI()*(0.172/2)^2*1000" office:value-type="float" office:value="1.39411315595701">
            <text:p>1.39</text:p>
          </table:table-cell>
          <table:table-cell table:style-name="ce2" office:value-type="float" office:value="14.5">
            <text:p>14.5</text:p>
          </table:table-cell>
          <table:table-cell table:style-name="ce2" office:value-type="float" office:value="16">
            <text:p>16.0</text:p>
          </table:table-cell>
          <table:table-cell table:style-name="ce4" table:formula="of:=([.D24]-[.E24])/9.81+0.8" office:value-type="float" office:value="0.647094801223242">
            <text:p>0.65</text:p>
          </table:table-cell>
          <table:table-cell table:style-name="ce4" table:formula="of:=LOG10([.C24]/1000)" office:value-type="float" office:value="-2.85570197443509">
            <text:p>-2.86</text:p>
          </table:table-cell>
          <table:table-cell table:style-name="ce4" table:formula="of:=LOG10([.F24])" office:value-type="float" office:value="-0.189032089297138">
            <text:p>-0.19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.2">
            <text:p>1.2</text:p>
          </table:table-cell>
          <table:table-cell table:style-name="ce4" table:formula="of:=[.B25]*60/1000*PI()*(0.172/2)^2*1000" office:value-type="float" office:value="1.67293578714841">
            <text:p>1.67</text:p>
          </table:table-cell>
          <table:table-cell table:style-name="ce2" office:value-type="float" office:value="14.3">
            <text:p>14.3</text:p>
          </table:table-cell>
          <table:table-cell table:style-name="ce2" office:value-type="float" office:value="14.7">
            <text:p>14.7</text:p>
          </table:table-cell>
          <table:table-cell table:style-name="ce4" table:formula="of:=([.D25]-[.E25])/9.81+0.8" office:value-type="float" office:value="0.759225280326198">
            <text:p>0.76</text:p>
          </table:table-cell>
          <table:table-cell table:style-name="ce4" table:formula="of:=LOG10([.C25]/1000)" office:value-type="float" office:value="-2.77652072838746">
            <text:p>-2.78</text:p>
          </table:table-cell>
          <table:table-cell table:style-name="ce4" table:formula="of:=LOG10([.F25])" office:value-type="float" office:value="-0.119629339406662">
            <text:p>-0.12</text:p>
          </table:table-cell>
          <table:table-cell table:style-name="ce7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>
            <text:p>Filter 2 (Coarse)</text:p>
          </table:table-cell>
          <table:table-cell table:style-name="Default" table:number-columns-repeated="2"/>
          <table:table-cell table:number-columns-repeated="3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Flow rate,</text:p>
          </table:table-cell>
          <table:table-cell office:value-type="string">
            <text:p>Filtration rate,</text:p>
          </table:table-cell>
          <table:table-cell/>
          <table:table-cell table:style-name="ce1"/>
          <table:table-cell table:style-name="ce1" office:value-type="string">
            <text:p>Head loss,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$Q$ (L/min)</text:p>
          </table:table-cell>
          <table:table-cell office:value-type="string">
            <text:p>$V$ (10$^{-3}$\,m$^3$/m$^2$/hr)</text:p>
          </table:table-cell>
          <table:table-cell office:value-type="string">
            <text:p>$P_\text{top}$ (kPa)</text:p>
          </table:table-cell>
          <table:table-cell table:style-name="ce1" office:value-type="string">
            <text:p>$P_\text{bot}$ (kPa)</text:p>
          </table:table-cell>
          <table:table-cell table:style-name="ce1" office:value-type="string">
            <text:p>$H$ (m)</text:p>
          </table:table-cell>
          <table:table-cell table:style-name="ce1" office:value-type="string">
            <text:p>$\log$[$V$/(m$^3$/m$^2$/hr)]</text:p>
            <draw:frame table:end-cell-address="Sheet1.J47" table:end-x="0.5217in" table:end-y="0.1157in" draw:z-index="1" draw:style-name="gr1" svg:width="3.1492in" svg:height="2.7555in" svg:x="0.0398in" svg:y="0.0394in">
              <draw:object draw:notify-on-update-of-ranges="Sheet1.F31:Sheet1.F31 Sheet1.F32:Sheet1.F36 Sheet1.C32:Sheet1.C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office:value-type="string">
            <text:p>$\log$[$H$/(m)]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 table:style-name="ce4" table:formula="of:=[.B32]*60/1000*PI()*(0.172/2)^2*1000" office:value-type="float" office:value="0.557645262382803">
            <text:p>0.56</text:p>
          </table:table-cell>
          <table:table-cell table:style-name="ce2" office:value-type="float" office:value="15">
            <text:p>15.0</text:p>
          </table:table-cell>
          <table:table-cell table:style-name="ce2" office:value-type="float" office:value="22.2">
            <text:p>22.2</text:p>
          </table:table-cell>
          <table:table-cell table:style-name="ce4" table:formula="of:=([.D32]-[.E32])/9.81+0.8" office:value-type="float" office:value="0.0660550458715597">
            <text:p>0.07</text:p>
          </table:table-cell>
          <table:table-cell table:style-name="ce4" table:formula="of:=LOG10([.C32]/1000)" office:value-type="float" office:value="-3.25364198310712">
            <text:p>-3.25</text:p>
          </table:table-cell>
          <table:table-cell table:style-name="ce4" table:formula="of:=LOG10([.F32])" office:value-type="float" office:value="-1.18009400150935">
            <text:p>-1.1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6">
            <text:p>0.6</text:p>
          </table:table-cell>
          <table:table-cell table:style-name="ce4" table:formula="of:=[.B33]*60/1000*PI()*(0.172/2)^2*1000" office:value-type="float" office:value="0.836467893574204">
            <text:p>0.84</text:p>
          </table:table-cell>
          <table:table-cell table:style-name="ce2" office:value-type="float" office:value="14.9">
            <text:p>14.9</text:p>
          </table:table-cell>
          <table:table-cell table:style-name="ce2" office:value-type="float" office:value="21.9">
            <text:p>21.9</text:p>
          </table:table-cell>
          <table:table-cell table:style-name="ce4" table:formula="of:=([.D33]-[.E33])/9.81+0.8" office:value-type="float" office:value="0.0864424057084611">
            <text:p>0.09</text:p>
          </table:table-cell>
          <table:table-cell table:style-name="ce4" table:formula="of:=LOG10([.C33]/1000)" office:value-type="float" office:value="-3.07755072405144">
            <text:p>-3.08</text:p>
          </table:table-cell>
          <table:table-cell table:style-name="ce4" table:formula="of:=LOG10([.F33])" office:value-type="float" office:value="-1.06327315512323">
            <text:p>-1.0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8">
            <text:p>0.8</text:p>
          </table:table-cell>
          <table:table-cell table:style-name="ce4" table:formula="of:=[.B34]*60/1000*PI()*(0.172/2)^2*1000" office:value-type="float" office:value="1.11529052476561">
            <text:p>1.12</text:p>
          </table:table-cell>
          <table:table-cell table:style-name="ce2" office:value-type="float" office:value="14.8">
            <text:p>14.8</text:p>
          </table:table-cell>
          <table:table-cell table:style-name="ce2" office:value-type="float" office:value="21.7">
            <text:p>21.7</text:p>
          </table:table-cell>
          <table:table-cell table:style-name="ce4" table:formula="of:=([.D34]-[.E34])/9.81+0.8" office:value-type="float" office:value="0.0966360856269115">
            <text:p>0.10</text:p>
          </table:table-cell>
          <table:table-cell table:style-name="ce4" table:formula="of:=LOG10([.C34]/1000)" office:value-type="float" office:value="-2.95261198744314">
            <text:p>-2.95</text:p>
          </table:table-cell>
          <table:table-cell table:style-name="ce4" table:formula="of:=LOG10([.F34])" office:value-type="float" office:value="-1.01486067004188">
            <text:p>-1.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>
            <text:p>1.0</text:p>
          </table:table-cell>
          <table:table-cell table:style-name="ce4" table:formula="of:=[.B35]*60/1000*PI()*(0.172/2)^2*1000" office:value-type="float" office:value="1.39411315595701">
            <text:p>1.39</text:p>
          </table:table-cell>
          <table:table-cell table:style-name="ce2" office:value-type="float" office:value="14.7">
            <text:p>14.7</text:p>
          </table:table-cell>
          <table:table-cell table:style-name="ce2" office:value-type="float" office:value="21.5">
            <text:p>21.5</text:p>
          </table:table-cell>
          <table:table-cell table:style-name="ce4" table:formula="of:=([.D35]-[.E35])/9.81+0.8" office:value-type="float" office:value="0.106829765545362">
            <text:p>0.11</text:p>
          </table:table-cell>
          <table:table-cell table:style-name="ce4" table:formula="of:=LOG10([.C35]/1000)" office:value-type="float" office:value="-2.85570197443509">
            <text:p>-2.86</text:p>
          </table:table-cell>
          <table:table-cell table:style-name="ce4" table:formula="of:=LOG10([.F35])" office:value-type="float" office:value="-0.971307724732241">
            <text:p>-0.97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.2">
            <text:p>1.2</text:p>
          </table:table-cell>
          <table:table-cell table:style-name="ce4" table:formula="of:=[.B36]*60/1000*PI()*(0.172/2)^2*1000" office:value-type="float" office:value="1.67293578714841">
            <text:p>1.67</text:p>
          </table:table-cell>
          <table:table-cell table:style-name="ce2" office:value-type="float" office:value="14.6">
            <text:p>14.6</text:p>
          </table:table-cell>
          <table:table-cell table:style-name="ce2" office:value-type="float" office:value="21.4">
            <text:p>21.4</text:p>
          </table:table-cell>
          <table:table-cell table:style-name="ce4" table:formula="of:=([.D36]-[.E36])/9.81+0.8" office:value-type="float" office:value="0.106829765545362">
            <text:p>0.11</text:p>
          </table:table-cell>
          <table:table-cell table:style-name="ce4" table:formula="of:=LOG10([.C36]/1000)" office:value-type="float" office:value="-2.77652072838746">
            <text:p>-2.78</text:p>
          </table:table-cell>
          <table:table-cell table:style-name="ce4" table:formula="of:=LOG10([.F36])" office:value-type="float" office:value="-0.97130772473224">
            <text:p>-0.97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/>
          <table:table-cell table:style-name="Default" office:value-type="string">
            <text:p>Filter 3 (Mixed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Flow rate,</text:p>
          </table:table-cell>
          <table:table-cell office:value-type="string">
            <text:p>Filtration rate,</text:p>
          </table:table-cell>
          <table:table-cell/>
          <table:table-cell table:style-name="ce1"/>
          <table:table-cell table:style-name="ce1" office:value-type="string">
            <text:p>Head loss,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$Q$ (L/min)</text:p>
          </table:table-cell>
          <table:table-cell office:value-type="string">
            <text:p>$V$ (10$^{-3}$\,m$^3$/m$^2$/hr)</text:p>
          </table:table-cell>
          <table:table-cell office:value-type="string">
            <text:p>$P_\text{top}$ (kPa)</text:p>
          </table:table-cell>
          <table:table-cell table:style-name="ce1" office:value-type="string">
            <text:p>$P_\text{bot}$ (kPa)</text:p>
          </table:table-cell>
          <table:table-cell table:style-name="ce1" office:value-type="string">
            <text:p>$H$ (m)</text:p>
          </table:table-cell>
          <table:table-cell table:style-name="ce1" office:value-type="string">
            <text:p>$\log$[$V$/(m$^3$/m$^2$/hr)]</text:p>
            <draw:frame table:end-cell-address="Sheet1.J58" table:end-x="0.5217in" table:end-y="0.1157in" draw:z-index="2" draw:style-name="gr1" svg:width="3.1492in" svg:height="2.7555in" svg:x="0.0398in" svg:y="0.0394in">
              <draw:object draw:notify-on-update-of-ranges="Sheet1.F42:Sheet1.F42 Sheet1.F43:Sheet1.F47 Sheet1.C43:Sheet1.C4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office:value-type="string">
            <text:p>$\log$[$H$/(m)]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 table:style-name="ce4" table:formula="of:=[.B43]*60/1000*PI()*(0.172/2)^2*1000" office:value-type="float" office:value="0.557645262382803">
            <text:p>0.56</text:p>
          </table:table-cell>
          <table:table-cell table:style-name="ce2" office:value-type="float" office:value="15">
            <text:p>15.0</text:p>
          </table:table-cell>
          <table:table-cell table:style-name="ce2" office:value-type="float" office:value="22.3">
            <text:p>22.3</text:p>
          </table:table-cell>
          <table:table-cell table:style-name="ce4" table:formula="of:=([.D43]-[.E43])/9.81+0.8" office:value-type="float" office:value="0.0558613659531091">
            <text:p>0.06</text:p>
          </table:table-cell>
          <table:table-cell table:style-name="ce4" table:formula="of:=LOG10([.C43]/1000)" office:value-type="float" office:value="-3.25364198310712">
            <text:p>-3.25</text:p>
          </table:table-cell>
          <table:table-cell table:style-name="ce4" table:formula="of:=LOG10([.F43])" office:value-type="float" office:value="-1.25288844889558">
            <text:p>-1.2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6">
            <text:p>0.6</text:p>
          </table:table-cell>
          <table:table-cell table:style-name="ce4" table:formula="of:=[.B44]*60/1000*PI()*(0.172/2)^2*1000" office:value-type="float" office:value="0.836467893574204">
            <text:p>0.84</text:p>
          </table:table-cell>
          <table:table-cell table:style-name="ce2" office:value-type="float" office:value="14.9">
            <text:p>14.9</text:p>
          </table:table-cell>
          <table:table-cell table:style-name="ce2" office:value-type="float" office:value="22.1">
            <text:p>22.1</text:p>
          </table:table-cell>
          <table:table-cell table:style-name="ce4" table:formula="of:=([.D44]-[.E44])/9.81+0.8" office:value-type="float" office:value="0.0660550458715596">
            <text:p>0.07</text:p>
          </table:table-cell>
          <table:table-cell table:style-name="ce4" table:formula="of:=LOG10([.C44]/1000)" office:value-type="float" office:value="-3.07755072405144">
            <text:p>-3.08</text:p>
          </table:table-cell>
          <table:table-cell table:style-name="ce4" table:formula="of:=LOG10([.F44])" office:value-type="float" office:value="-1.18009400150936">
            <text:p>-1.1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8">
            <text:p>0.8</text:p>
          </table:table-cell>
          <table:table-cell table:style-name="ce4" table:formula="of:=[.B45]*60/1000*PI()*(0.172/2)^2*1000" office:value-type="float" office:value="1.11529052476561">
            <text:p>1.12</text:p>
          </table:table-cell>
          <table:table-cell table:style-name="ce2" office:value-type="float" office:value="14.8">
            <text:p>14.8</text:p>
          </table:table-cell>
          <table:table-cell table:style-name="ce2" office:value-type="float" office:value="21.9">
            <text:p>21.9</text:p>
          </table:table-cell>
          <table:table-cell table:style-name="ce4" table:formula="of:=([.D45]-[.E45])/9.81+0.8" office:value-type="float" office:value="0.0762487257900105">
            <text:p>0.08</text:p>
          </table:table-cell>
          <table:table-cell table:style-name="ce4" table:formula="of:=LOG10([.C45]/1000)" office:value-type="float" office:value="-2.95261198744314">
            <text:p>-2.95</text:p>
          </table:table-cell>
          <table:table-cell table:style-name="ce4" table:formula="of:=LOG10([.F45])" office:value-type="float" office:value="-1.11776740951549">
            <text:p>-1.1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>
            <text:p>1.0</text:p>
          </table:table-cell>
          <table:table-cell table:style-name="ce4" table:formula="of:=[.B46]*60/1000*PI()*(0.172/2)^2*1000" office:value-type="float" office:value="1.39411315595701">
            <text:p>1.39</text:p>
          </table:table-cell>
          <table:table-cell table:style-name="ce2" office:value-type="float" office:value="14.7">
            <text:p>14.7</text:p>
          </table:table-cell>
          <table:table-cell table:style-name="ce2" office:value-type="float" office:value="21.7">
            <text:p>21.7</text:p>
          </table:table-cell>
          <table:table-cell table:style-name="ce4" table:formula="of:=([.D46]-[.E46])/9.81+0.8" office:value-type="float" office:value="0.0864424057084609">
            <text:p>0.09</text:p>
          </table:table-cell>
          <table:table-cell table:style-name="ce4" table:formula="of:=LOG10([.C46]/1000)" office:value-type="float" office:value="-2.85570197443509">
            <text:p>-2.86</text:p>
          </table:table-cell>
          <table:table-cell table:style-name="ce4" table:formula="of:=LOG10([.F46])" office:value-type="float" office:value="-1.06327315512323">
            <text:p>-1.0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.2">
            <text:p>1.2</text:p>
          </table:table-cell>
          <table:table-cell table:style-name="ce4" table:formula="of:=[.B47]*60/1000*PI()*(0.172/2)^2*1000" office:value-type="float" office:value="1.67293578714841">
            <text:p>1.67</text:p>
          </table:table-cell>
          <table:table-cell table:style-name="ce2" office:value-type="float" office:value="14.6">
            <text:p>14.6</text:p>
          </table:table-cell>
          <table:table-cell table:style-name="ce2" office:value-type="float" office:value="21.5">
            <text:p>21.5</text:p>
          </table:table-cell>
          <table:table-cell table:style-name="ce4" table:formula="of:=([.D47]-[.E47])/9.81+0.8" office:value-type="float" office:value="0.0966360856269114">
            <text:p>0.10</text:p>
          </table:table-cell>
          <table:table-cell table:style-name="ce4" table:formula="of:=LOG10([.C47]/1000)" office:value-type="float" office:value="-2.77652072838746">
            <text:p>-2.78</text:p>
          </table:table-cell>
          <table:table-cell table:style-name="ce4" table:formula="of:=LOG10([.F47])" office:value-type="float" office:value="-1.01486067004188">
            <text:p>-1.01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>
            <text:p>Effect of time length of filter ru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3"/>
          <table:table-cell office:value-type="string" table:number-columns-spanned="3" table:number-rows-spanned="1">
            <text:p>Final Turbidity (NTU)</text:p>
          </table:table-cell>
          <table:covered-table-cell/>
          <table:covered-table-cell table:style-name="ce1"/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>
            <text:p>Sample 1</text:p>
          </table:table-cell>
          <table:table-cell office:value-type="string">
            <text:p>Sample 2</text:p>
          </table:table-cell>
          <table:table-cell table:style-name="ce1" office:value-type="string">
            <text:p>Average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Filter 1 (Fine)</text:p>
          </table:table-cell>
          <table:table-cell table:style-name="ce2" office:value-type="float" office:value="50.7">
            <text:p>50.7</text:p>
          </table:table-cell>
          <table:table-cell table:style-name="ce2" office:value-type="float" office:value="49.8">
            <text:p>49.8</text:p>
          </table:table-cell>
          <table:table-cell table:style-name="ce2" table:formula="of:=AVERAGE([.C55:.D55])" office:value-type="float" office:value="50.25">
            <text:p>50.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Filter 2 (Coarse)</text:p>
          </table:table-cell>
          <table:table-cell table:style-name="ce2" office:value-type="float" office:value="61.8">
            <text:p>61.8</text:p>
          </table:table-cell>
          <table:table-cell table:style-name="ce2" office:value-type="float" office:value="60.9">
            <text:p>60.9</text:p>
          </table:table-cell>
          <table:table-cell table:style-name="ce2" table:formula="of:=AVERAGE([.C56:.D56])" office:value-type="float" office:value="61.35">
            <text:p>61.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Filter 3 (Mixed)</text:p>
          </table:table-cell>
          <table:table-cell table:style-name="ce2" office:value-type="float" office:value="55.6">
            <text:p>55.6</text:p>
          </table:table-cell>
          <table:table-cell table:style-name="ce2" office:value-type="float" office:value="55.8">
            <text:p>55.8</text:p>
          </table:table-cell>
          <table:table-cell table:style-name="ce2" table:formula="of:=AVERAGE([.C57:.D57])" office:value-type="float" office:value="55.7">
            <text:p>55.7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style-name="ce3" office:value-type="string">
            <text:p>Initial Turbidity</text:p>
          </table:table-cell>
          <table:table-cell table:style-name="ce2" table:number-columns-repeated="2"/>
          <table:table-cell table:style-name="ce2" office:value-type="float" office:value="796.5">
            <text:p>796.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>
            <text:p>Filter 1 (Fine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Time,</text:p>
          </table:table-cell>
          <table:table-cell table:number-columns-repeated="2"/>
          <table:table-cell table:style-name="ce1" office:value-type="string">
            <text:p>Head loss,</text:p>
          </table:table-cell>
          <table:table-cell table:style-name="ce1" office:value-type="string">
            <text:p>Time,</text:p>
          </table:table-cell>
          <table:table-cell table:number-columns-repeated="4"/>
          <table:table-cell table:style-name="ce1" table:number-columns-repeated="5"/>
        </table:table-row>
        <table:table-row table:style-name="ro1">
          <table:table-cell/>
          <table:table-cell office:value-type="string">
            <text:p>(s)</text:p>
          </table:table-cell>
          <table:table-cell office:value-type="string">
            <text:p>$P_\text{top}$ (kPa)</text:p>
          </table:table-cell>
          <table:table-cell office:value-type="string">
            <text:p>$P_\text{bot}$ (kPa)</text:p>
          </table:table-cell>
          <table:table-cell table:style-name="ce1" office:value-type="string">
            <text:p>$H$ (m)</text:p>
          </table:table-cell>
          <table:table-cell table:style-name="ce1" office:value-type="string">
            <text:p>$T$ (h)</text:p>
          </table:table-cell>
          <table:table-cell>
            <draw:frame table:end-cell-address="Sheet1.J81" table:end-x="0.5528in" table:end-y="0.0839in" draw:z-index="3" draw:style-name="gr1" svg:width="3.1441in" svg:height="2.752in" svg:x="0.076in" svg:y="0.0106in">
              <draw:object draw:notify-on-update-of-ranges="Sheet1.E65:Sheet1.E80 Sheet1.F65:Sheet1.F8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ce1"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17.2">
            <text:p>17.2</text:p>
          </table:table-cell>
          <table:table-cell table:style-name="ce4" table:formula="of:=([.C66]-[.D66])/9.81+0.8" office:value-type="float" office:value="0.545158002038736">
            <text:p>0.55</text:p>
          </table:table-cell>
          <table:table-cell table:style-name="ce5" table:formula="of:=[.B66]/60" office:value-type="float" office:value="0">
            <text:p>0.000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67]-[.D67])/9.81+0.8" office:value-type="float" office:value="0.545158002038736">
            <text:p>0.55</text:p>
          </table:table-cell>
          <table:table-cell table:style-name="ce5" table:formula="of:=[.B67]/60" office:value-type="float" office:value="0.0166666666666667">
            <text:p>0.017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68]-[.D68])/9.81+0.8" office:value-type="float" office:value="0.545158002038736">
            <text:p>0.55</text:p>
          </table:table-cell>
          <table:table-cell table:style-name="ce5" table:formula="of:=[.B68]/60" office:value-type="float" office:value="0.0333333333333333">
            <text:p>0.033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69]-[.D69])/9.81+0.8" office:value-type="float" office:value="0.545158002038736">
            <text:p>0.55</text:p>
          </table:table-cell>
          <table:table-cell table:style-name="ce5" table:formula="of:=[.B69]/60" office:value-type="float" office:value="0.05">
            <text:p>0.050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70]-[.D70])/9.81+0.8" office:value-type="float" office:value="0.545158002038736">
            <text:p>0.55</text:p>
          </table:table-cell>
          <table:table-cell table:style-name="ce5" table:formula="of:=[.B70]/60" office:value-type="float" office:value="0.0666666666666667">
            <text:p>0.067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71]-[.D71])/9.81+0.8" office:value-type="float" office:value="0.545158002038736">
            <text:p>0.55</text:p>
          </table:table-cell>
          <table:table-cell table:style-name="ce5" table:formula="of:=[.B71]/60" office:value-type="float" office:value="0.0833333333333333">
            <text:p>0.083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72]-[.D72])/9.81+0.8" office:value-type="float" office:value="0.545158002038736">
            <text:p>0.55</text:p>
          </table:table-cell>
          <table:table-cell table:style-name="ce5" table:formula="of:=[.B72]/60" office:value-type="float" office:value="0.1">
            <text:p>0.100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$66]" office:value-type="float" office:value="14.7">
            <text:p>14.7</text:p>
          </table:table-cell>
          <table:table-cell table:formula="of:=[.D$66]" office:value-type="float" office:value="17.2">
            <text:p>17.2</text:p>
          </table:table-cell>
          <table:table-cell table:style-name="ce4" table:formula="of:=([.C73]-[.D73])/9.81+0.8" office:value-type="float" office:value="0.545158002038736">
            <text:p>0.55</text:p>
          </table:table-cell>
          <table:table-cell table:style-name="ce5" table:formula="of:=[.B73]/60" office:value-type="float" office:value="0.116666666666667">
            <text:p>0.117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.6">
            <text:p>14.6</text:p>
          </table:table-cell>
          <table:table-cell office:value-type="float" office:value="17.1">
            <text:p>17.1</text:p>
          </table:table-cell>
          <table:table-cell table:style-name="ce4" table:formula="of:=([.C74]-[.D74])/9.81+0.8" office:value-type="float" office:value="0.545158002038736">
            <text:p>0.55</text:p>
          </table:table-cell>
          <table:table-cell table:style-name="ce5" table:formula="of:=[.B74]/60" office:value-type="float" office:value="0.133333333333333">
            <text:p>0.133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$74]" office:value-type="float" office:value="14.6">
            <text:p>14.6</text:p>
          </table:table-cell>
          <table:table-cell table:formula="of:=[.D$74]" office:value-type="float" office:value="17.1">
            <text:p>17.1</text:p>
          </table:table-cell>
          <table:table-cell table:style-name="ce4" table:formula="of:=([.C75]-[.D75])/9.81+0.8" office:value-type="float" office:value="0.545158002038736">
            <text:p>0.55</text:p>
          </table:table-cell>
          <table:table-cell table:style-name="ce5" table:formula="of:=[.B75]/60" office:value-type="float" office:value="0.15">
            <text:p>0.150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$74]" office:value-type="float" office:value="14.6">
            <text:p>14.6</text:p>
          </table:table-cell>
          <table:table-cell table:formula="of:=[.D$74]" office:value-type="float" office:value="17.1">
            <text:p>17.1</text:p>
          </table:table-cell>
          <table:table-cell table:style-name="ce4" table:formula="of:=([.C76]-[.D76])/9.81+0.8" office:value-type="float" office:value="0.545158002038736">
            <text:p>0.55</text:p>
          </table:table-cell>
          <table:table-cell table:style-name="ce5" table:formula="of:=[.B76]/60" office:value-type="float" office:value="0.166666666666667">
            <text:p>0.167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.3">
            <text:p>14.3</text:p>
          </table:table-cell>
          <table:table-cell office:value-type="float" office:value="16.9">
            <text:p>16.9</text:p>
          </table:table-cell>
          <table:table-cell table:style-name="ce4" table:formula="of:=([.C77]-[.D77])/9.81+0.8" office:value-type="float" office:value="0.534964322120286">
            <text:p>0.53</text:p>
          </table:table-cell>
          <table:table-cell table:style-name="ce5" table:formula="of:=[.B77]/60" office:value-type="float" office:value="0.25">
            <text:p>0.250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.1">
            <text:p>14.1</text:p>
          </table:table-cell>
          <table:table-cell office:value-type="float" office:value="16.7">
            <text:p>16.7</text:p>
          </table:table-cell>
          <table:table-cell table:style-name="ce4" table:formula="of:=([.C78]-[.D78])/9.81+0.8" office:value-type="float" office:value="0.534964322120286">
            <text:p>0.53</text:p>
          </table:table-cell>
          <table:table-cell table:style-name="ce5" table:formula="of:=[.B78]/60" office:value-type="float" office:value="0.333333333333333">
            <text:p>0.333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.9">
            <text:p>13.9</text:p>
          </table:table-cell>
          <table:table-cell office:value-type="float" office:value="16.5">
            <text:p>16.5</text:p>
          </table:table-cell>
          <table:table-cell table:style-name="ce4" table:formula="of:=([.C79]-[.D79])/9.81+0.8" office:value-type="float" office:value="0.534964322120286">
            <text:p>0.53</text:p>
          </table:table-cell>
          <table:table-cell table:style-name="ce5" table:formula="of:=[.B79]/60" office:value-type="float" office:value="0.416666666666667">
            <text:p>0.417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.7">
            <text:p>13.7</text:p>
          </table:table-cell>
          <table:table-cell office:value-type="float" office:value="16.3">
            <text:p>16.3</text:p>
          </table:table-cell>
          <table:table-cell table:style-name="ce4" table:formula="of:=([.C80]-[.D80])/9.81+0.8" office:value-type="float" office:value="0.534964322120285">
            <text:p>0.53</text:p>
          </table:table-cell>
          <table:table-cell table:style-name="ce5" table:formula="of:=[.B80]/60" office:value-type="float" office:value="0.5">
            <text:p>0.500</text:p>
          </table:table-cell>
          <table:table-cell table:number-columns-repeated="4"/>
          <table:table-cell table:style-name="ce5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>
            <draw:frame table:end-cell-address="Sheet1.J98" table:end-x="0.5748in" table:end-y="0.0543in" draw:z-index="4" draw:style-name="gr1" svg:width="3.1441in" svg:height="2.752in" svg:x="0.098in" svg:y="0.1484in">
              <draw:object draw:notify-on-update-of-ranges="Sheet1.E86:Sheet1.E93 Sheet1.F86:Sheet1.F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>
            <text:p>Filter 2 (Coarse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Time,</text:p>
          </table:table-cell>
          <table:table-cell table:number-columns-repeated="2"/>
          <table:table-cell table:style-name="ce1" office:value-type="string">
            <text:p>Head loss,</text:p>
          </table:table-cell>
          <table:table-cell table:style-name="ce1" office:value-type="string">
            <text:p>Time,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s)</text:p>
          </table:table-cell>
          <table:table-cell office:value-type="string">
            <text:p>$P_\text{top}$ (kPa)</text:p>
          </table:table-cell>
          <table:table-cell office:value-type="string">
            <text:p>$P_\text{bot}$ (kPa)</text:p>
          </table:table-cell>
          <table:table-cell table:style-name="ce1" office:value-type="string">
            <text:p>$H$ (m)</text:p>
          </table:table-cell>
          <table:table-cell table:style-name="ce1" office:value-type="string">
            <text:p>$T$ (h)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float" office:value="21.8">
            <text:p>21.8</text:p>
          </table:table-cell>
          <table:table-cell table:style-name="ce4" table:formula="of:=([.C87]-[.D87])/9.81+0.8" office:value-type="float" office:value="0.0966360856269114">
            <text:p>0.10</text:p>
          </table:table-cell>
          <table:table-cell table:style-name="ce5" table:formula="of:=[.B87]/60" office:value-type="float" office:value="0">
            <text:p>0.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.7">
            <text:p>14.7</text:p>
          </table:table-cell>
          <table:table-cell office:value-type="float" office:value="21.7">
            <text:p>21.7</text:p>
          </table:table-cell>
          <table:table-cell table:style-name="ce4" table:formula="of:=([.C88]-[.D88])/9.81+0.8" office:value-type="float" office:value="0.0864424057084609">
            <text:p>0.09</text:p>
          </table:table-cell>
          <table:table-cell table:style-name="ce5" table:formula="of:=[.B88]/60" office:value-type="float" office:value="0.0833333333333333">
            <text:p>0.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.6">
            <text:p>14.6</text:p>
          </table:table-cell>
          <table:table-cell office:value-type="float" office:value="21.5">
            <text:p>21.5</text:p>
          </table:table-cell>
          <table:table-cell table:style-name="ce4" table:formula="of:=([.C89]-[.D89])/9.81+0.8" office:value-type="float" office:value="0.0966360856269114">
            <text:p>0.10</text:p>
          </table:table-cell>
          <table:table-cell table:style-name="ce5" table:formula="of:=[.B89]/60" office:value-type="float" office:value="0.166666666666667">
            <text:p>0.1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21.3">
            <text:p>21.3</text:p>
          </table:table-cell>
          <table:table-cell table:style-name="ce4" table:formula="of:=([.C90]-[.D90])/9.81+0.8" office:value-type="float" office:value="0.0966360856269114">
            <text:p>0.10</text:p>
          </table:table-cell>
          <table:table-cell table:style-name="ce5" table:formula="of:=[.B90]/60" office:value-type="float" office:value="0.25">
            <text:p>0.2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.2">
            <text:p>14.2</text:p>
          </table:table-cell>
          <table:table-cell office:value-type="float" office:value="21.1">
            <text:p>21.1</text:p>
          </table:table-cell>
          <table:table-cell table:style-name="ce4" table:formula="of:=([.C91]-[.D91])/9.81+0.8" office:value-type="float" office:value="0.0966360856269112">
            <text:p>0.10</text:p>
          </table:table-cell>
          <table:table-cell table:style-name="ce5" table:formula="of:=[.B91]/60" office:value-type="float" office:value="0.333333333333333">
            <text:p>0.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.9">
            <text:p>13.9</text:p>
          </table:table-cell>
          <table:table-cell office:value-type="float" office:value="20.8">
            <text:p>20.8</text:p>
          </table:table-cell>
          <table:table-cell table:style-name="ce4" table:formula="of:=([.C92]-[.D92])/9.81+0.8" office:value-type="float" office:value="0.0966360856269114">
            <text:p>0.10</text:p>
          </table:table-cell>
          <table:table-cell table:style-name="ce5" table:formula="of:=[.B92]/60" office:value-type="float" office:value="0.416666666666667">
            <text:p>0.4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.7">
            <text:p>13.7</text:p>
          </table:table-cell>
          <table:table-cell office:value-type="float" office:value="20.5">
            <text:p>20.5</text:p>
          </table:table-cell>
          <table:table-cell table:style-name="ce4" table:formula="of:=([.C93]-[.D93])/9.81+0.8" office:value-type="float" office:value="0.106829765545362">
            <text:p>0.11</text:p>
          </table:table-cell>
          <table:table-cell table:style-name="ce5" table:formula="of:=[.B93]/60" office:value-type="float" office:value="0.5">
            <text:p>0.500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>
            <text:p>Filter 3 (Mixed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Time,</text:p>
          </table:table-cell>
          <table:table-cell table:number-columns-repeated="2"/>
          <table:table-cell table:style-name="ce1" office:value-type="string">
            <text:p>Head loss,</text:p>
          </table:table-cell>
          <table:table-cell table:style-name="ce1" office:value-type="string">
            <text:p>Time,</text:p>
          </table:table-cell>
          <table:table-cell>
            <draw:frame table:end-cell-address="Sheet1.J115" table:end-x="0.6173in" table:end-y="0.0429in" draw:z-index="5" draw:style-name="gr1" svg:width="3.1492in" svg:height="2.7555in" svg:x="0.1354in" svg:y="0.1339in">
              <draw:object draw:notify-on-update-of-ranges="Sheet1.E99:Sheet1.E106 Sheet1.F99:Sheet1.F10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>
            <text:p>(s)</text:p>
          </table:table-cell>
          <table:table-cell office:value-type="string">
            <text:p>$P_\text{top}$ (kPa)</text:p>
          </table:table-cell>
          <table:table-cell office:value-type="string">
            <text:p>$P_\text{bot}$ (kPa)</text:p>
          </table:table-cell>
          <table:table-cell table:style-name="ce1" office:value-type="string">
            <text:p>$H$ (m)</text:p>
          </table:table-cell>
          <table:table-cell table:style-name="ce1" office:value-type="string">
            <text:p>$T$ (h)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office:value-type="float" office:value="14.8">
            <text:p>14.8</text:p>
          </table:table-cell>
          <table:table-cell table:style-name="ce2" office:value-type="float" office:value="22">
            <text:p>22.0</text:p>
          </table:table-cell>
          <table:table-cell table:style-name="ce4" table:formula="of:=([.C100]-[.D100])/9.81+0.8" office:value-type="float" office:value="0.0660550458715597">
            <text:p>0.07</text:p>
          </table:table-cell>
          <table:table-cell table:style-name="ce5" table:formula="of:=[.B100]/60" office:value-type="float" office:value="0">
            <text:p>0.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office:value-type="float" office:value="14.8">
            <text:p>14.8</text:p>
          </table:table-cell>
          <table:table-cell table:style-name="ce2" office:value-type="float" office:value="22">
            <text:p>22.0</text:p>
          </table:table-cell>
          <table:table-cell table:style-name="ce4" table:formula="of:=([.C101]-[.D101])/9.81+0.8" office:value-type="float" office:value="0.0660550458715597">
            <text:p>0.07</text:p>
          </table:table-cell>
          <table:table-cell table:style-name="ce5" table:formula="of:=[.B101]/60" office:value-type="float" office:value="0.0833333333333333">
            <text:p>0.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office:value-type="float" office:value="14.7">
            <text:p>14.7</text:p>
          </table:table-cell>
          <table:table-cell table:style-name="ce2" office:value-type="float" office:value="21.8">
            <text:p>21.8</text:p>
          </table:table-cell>
          <table:table-cell table:style-name="ce4" table:formula="of:=([.C102]-[.D102])/9.81+0.8" office:value-type="float" office:value="0.0762487257900101">
            <text:p>0.08</text:p>
          </table:table-cell>
          <table:table-cell table:style-name="ce5" table:formula="of:=[.B102]/60" office:value-type="float" office:value="0.166666666666667">
            <text:p>0.1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office:value-type="float" office:value="14.5">
            <text:p>14.5</text:p>
          </table:table-cell>
          <table:table-cell table:style-name="ce2" office:value-type="float" office:value="21.5">
            <text:p>21.5</text:p>
          </table:table-cell>
          <table:table-cell table:style-name="ce4" table:formula="of:=([.C103]-[.D103])/9.81+0.8" office:value-type="float" office:value="0.0864424057084609">
            <text:p>0.09</text:p>
          </table:table-cell>
          <table:table-cell table:style-name="ce5" table:formula="of:=[.B103]/60" office:value-type="float" office:value="0.25">
            <text:p>0.2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2" office:value-type="float" office:value="14.2">
            <text:p>14.2</text:p>
          </table:table-cell>
          <table:table-cell table:style-name="ce2" office:value-type="float" office:value="21.3">
            <text:p>21.3</text:p>
          </table:table-cell>
          <table:table-cell table:style-name="ce4" table:formula="of:=([.C104]-[.D104])/9.81+0.8" office:value-type="float" office:value="0.0762487257900101">
            <text:p>0.08</text:p>
          </table:table-cell>
          <table:table-cell table:style-name="ce5" table:formula="of:=[.B104]/60" office:value-type="float" office:value="0.333333333333333">
            <text:p>0.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" office:value-type="float" office:value="14">
            <text:p>14.0</text:p>
          </table:table-cell>
          <table:table-cell table:style-name="ce2" office:value-type="float" office:value="21.2">
            <text:p>21.2</text:p>
          </table:table-cell>
          <table:table-cell table:style-name="ce4" table:formula="of:=([.C105]-[.D105])/9.81+0.8" office:value-type="float" office:value="0.0660550458715597">
            <text:p>0.07</text:p>
          </table:table-cell>
          <table:table-cell table:style-name="ce5" table:formula="of:=[.B105]/60" office:value-type="float" office:value="0.416666666666667">
            <text:p>0.4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office:value-type="float" office:value="13.7">
            <text:p>13.7</text:p>
          </table:table-cell>
          <table:table-cell table:style-name="ce2" office:value-type="float" office:value="21">
            <text:p>21.0</text:p>
          </table:table-cell>
          <table:table-cell table:style-name="ce4" table:formula="of:=([.C106]-[.D106])/9.81+0.8" office:value-type="float" office:value="0.0558613659531091">
            <text:p>0.06</text:p>
          </table:table-cell>
          <table:table-cell table:style-name="ce5" table:formula="of:=[.B106]/60" office:value-type="float" office:value="0.5">
            <text:p>0.50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SG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8">
      <number:number number:decimal-places="2" number:min-integer-digits="0"/>
    </number:number-style>
    <number:number-style style:name="N119">
      <number:number number:decimal-places="1" number:min-integer-digits="1"/>
    </number:number-style>
    <number:number-style style:name="N120">
      <number:scientific-number number:decimal-places="2" number:min-integer-digits="1" number:min-exponent-digits="1"/>
    </number:number-style>
    <number:number-style style:name="N121">
      <number:number number:decimal-places="0" number:min-integer-digits="2"/>
    </number:number-style>
    <number:number-style style:name="N12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10/03/2009</text:date>, <text:time>00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rish Chandar Mohanadas</meta:initial-creator>
    <meta:creation-date>2009-10-01T08:49:58</meta:creation-date>
    <dc:date>2009-10-03T00:39:47</dc:date>
    <dc:creator>Harish Chandar Mohanadas</dc:creator>
    <meta:editing-duration>PT07H49M45S</meta:editing-duration>
    <meta:editing-cycles>13</meta:editing-cycles>
    <meta:generator>OpenOffice.org/3.1$Linux OpenOffice.org_project/310m19$Build-9420</meta:generator>
    <meta:document-statistic meta:table-count="3" meta:cell-count="3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2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708cm" svg:y="2.713cm" chart:style-name="ch2"/>
        <chart:plot-area chart:style-name="ch3" table:cell-range-address="Sheet1.C21:Sheet1.C25 Sheet1.F20:Sheet1.F25" chart:data-source-has-labels="row" svg:x="0.16cm" svg:y="0.14cm" svg:width="5.389cm" svg:height="6.58cm">
          <chart:axis chart:dimension="x" chart:name="primary-x" chart:style-name="ch4"/>
          <chart:axis chart:dimension="y" chart:name="primary-y" chart:style-name="ch4"/>
          <chart:series chart:style-name="ch5" chart:values-cell-range-address="Sheet1.F21:Sheet1.F25" chart:label-cell-address="Sheet1.F20:Sheet1.F20" chart:class="chart:scatter">
            <chart:domain table:cell-range-address="Sheet1.C21:Sheet1.C25"/>
            <chart:regression-curve chart:style-name="ch6">
              <chart:equation chart:display-r-square="true"/>
            </chart:regression-curve>
            <chart:data-point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F20:Sheet1.F20">$H$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7645262382803">
                <text:p text:id="Sheet1.C21:Sheet1.C25">0.557645262382803</text:p>
              </table:table-cell>
              <table:table-cell office:value-type="float" office:value="0.351478083588175">
                <text:p text:id="Sheet1.F21:Sheet1.F25">0.3514780835881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467893574204">
                <text:p>0.836467893574204</text:p>
              </table:table-cell>
              <table:table-cell office:value-type="float" office:value="0.44322120285423">
                <text:p>0.44322120285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29052476561">
                <text:p>1.11529052476561</text:p>
              </table:table-cell>
              <table:table-cell office:value-type="float" office:value="0.555351681957186">
                <text:p>0.555351681957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411315595701">
                <text:p>1.39411315595701</text:p>
              </table:table-cell>
              <table:table-cell office:value-type="float" office:value="0.647094801223242">
                <text:p>0.647094801223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293578714841">
                <text:p>1.67293578714841</text:p>
              </table:table-cell>
              <table:table-cell office:value-type="float" office:value="0.759225280326198">
                <text:p>0.759225280326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2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708cm" svg:y="2.713cm" chart:style-name="ch2"/>
        <chart:plot-area chart:style-name="ch3" table:cell-range-address="Sheet1.C32:Sheet1.C36 Sheet1.F31:Sheet1.F36" chart:data-source-has-labels="row" svg:x="0.16cm" svg:y="0.14cm" svg:width="5.389cm" svg:height="6.58cm">
          <chart:axis chart:dimension="x" chart:name="primary-x" chart:style-name="ch4"/>
          <chart:axis chart:dimension="y" chart:name="primary-y" chart:style-name="ch4"/>
          <chart:series chart:style-name="ch5" chart:values-cell-range-address="Sheet1.F32:Sheet1.F36" chart:label-cell-address="Sheet1.F31:Sheet1.F31" chart:class="chart:scatter">
            <chart:domain table:cell-range-address="Sheet1.C32:Sheet1.C36"/>
            <chart:regression-curve chart:style-name="ch6">
              <chart:equation chart:display-r-square="true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F31:Sheet1.F31">$H$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7645262382803">
                <text:p text:id="Sheet1.C32:Sheet1.C36">0.557645262382803</text:p>
              </table:table-cell>
              <table:table-cell office:value-type="float" office:value="0.0660550458715597">
                <text:p text:id="Sheet1.F32:Sheet1.F36">0.0660550458715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467893574204">
                <text:p>0.836467893574204</text:p>
              </table:table-cell>
              <table:table-cell office:value-type="float" office:value="0.0864424057084611">
                <text:p>0.0864424057084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29052476561">
                <text:p>1.11529052476561</text:p>
              </table:table-cell>
              <table:table-cell office:value-type="float" office:value="0.0966360856269115">
                <text:p>0.0966360856269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411315595701">
                <text:p>1.39411315595701</text:p>
              </table:table-cell>
              <table:table-cell office:value-type="float" office:value="0.106829765545362">
                <text:p>0.10682976554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293578714841">
                <text:p>1.67293578714841</text:p>
              </table:table-cell>
              <table:table-cell office:value-type="float" office:value="0.106829765545362">
                <text:p>0.106829765545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2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708cm" svg:y="2.713cm" chart:style-name="ch2"/>
        <chart:plot-area chart:style-name="ch3" table:cell-range-address="Sheet1.C43:Sheet1.C47 Sheet1.F42:Sheet1.F47" chart:data-source-has-labels="row" svg:x="0.16cm" svg:y="0.14cm" svg:width="5.389cm" svg:height="6.58cm">
          <chart:axis chart:dimension="x" chart:name="primary-x" chart:style-name="ch4"/>
          <chart:axis chart:dimension="y" chart:name="primary-y" chart:style-name="ch4"/>
          <chart:series chart:style-name="ch5" chart:values-cell-range-address="Sheet1.F43:Sheet1.F47" chart:label-cell-address="Sheet1.F42:Sheet1.F42" chart:class="chart:scatter">
            <chart:domain table:cell-range-address="Sheet1.C43:Sheet1.C47"/>
            <chart:regression-curve chart:style-name="ch6">
              <chart:equation chart:display-r-square="true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F42:Sheet1.F42">$H$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7645262382803">
                <text:p text:id="Sheet1.C43:Sheet1.C47">0.557645262382803</text:p>
              </table:table-cell>
              <table:table-cell office:value-type="float" office:value="0.0558613659531091">
                <text:p text:id="Sheet1.F43:Sheet1.F47">0.05586136595310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467893574204">
                <text:p>0.836467893574204</text:p>
              </table:table-cell>
              <table:table-cell office:value-type="float" office:value="0.0660550458715596">
                <text:p>0.066055045871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29052476561">
                <text:p>1.11529052476561</text:p>
              </table:table-cell>
              <table:table-cell office:value-type="float" office:value="0.0762487257900105">
                <text:p>0.07624872579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411315595701">
                <text:p>1.39411315595701</text:p>
              </table:table-cell>
              <table:table-cell office:value-type="float" office:value="0.0864424057084609">
                <text:p>0.0864424057084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293578714841">
                <text:p>1.67293578714841</text:p>
              </table:table-cell>
              <table:table-cell office:value-type="float" office:value="0.0966360856269114">
                <text:p>0.0966360856269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width="0cm" svg:stroke-color="#004586" svg:stroke-opacity="100%" draw:stroke-linejoin="non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91cm" chart:class="chart:scatter" chart:column-mapping="1 0" chart:style-name="ch1">
        <chart:legend chart:legend-position="end" svg:x="5.696cm" svg:y="2.549cm" chart:style-name="ch2"/>
        <chart:plot-area chart:style-name="ch3" table:cell-range-address="Sheet1.E65:Sheet1.F80" svg:x="0.159cm" svg:y="0.139cm" svg:width="5.379cm" svg:height="6.574cm">
          <chart:axis chart:dimension="x" chart:name="primary-x" chart:style-name="ch4"/>
          <chart:axis chart:dimension="y" chart:name="primary-y" chart:style-name="ch4"/>
          <chart:series chart:style-name="ch5" chart:values-cell-range-address="Sheet1.E65:Sheet1.E80" chart:class="chart:scatter">
            <chart:domain table:cell-range-address="Sheet1.F65:Sheet1.F80"/>
            <chart:regression-curve chart:style-name="ch6">
              <chart:equation chart:display-r-square="true"/>
            </chart:regression-curve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F65:Sheet1.F80">1.#NAN</text:p>
              </table:table-cell>
              <table:table-cell office:value-type="float" office:value="1.#NAN">
                <text:p text:id="Sheet1.E65:Sheet1.E8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45158002038736">
                <text:p>0.545158002038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0.534964322120286">
                <text:p>0.534964322120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34964322120286">
                <text:p>0.534964322120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34964322120286">
                <text:p>0.534964322120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534964322120285">
                <text:p>0.5349643221202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width="0cm" svg:stroke-color="#004586" svg:stroke-opacity="100%" draw:stroke-linejoin="none"/>
    </style:style>
    <style:style style:name="ch7" style:family="chart" style:data-style-name="N122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91cm" chart:class="chart:scatter" chart:column-mapping="1 0" chart:style-name="ch1">
        <chart:legend chart:legend-position="end" svg:x="5.696cm" svg:y="2.549cm" chart:style-name="ch2"/>
        <chart:plot-area chart:style-name="ch3" table:cell-range-address="Sheet1.E86:Sheet1.F93" svg:x="0.159cm" svg:y="0.139cm" svg:width="5.379cm" svg:height="6.574cm">
          <chart:axis chart:dimension="x" chart:name="primary-x" chart:style-name="ch4"/>
          <chart:axis chart:dimension="y" chart:name="primary-y" chart:style-name="ch4"/>
          <chart:series chart:style-name="ch5" chart:values-cell-range-address="Sheet1.E86:Sheet1.E93" chart:class="chart:scatter">
            <chart:domain table:cell-range-address="Sheet1.F86:Sheet1.F93"/>
            <chart:regression-curve chart:style-name="ch6">
              <chart:equation chart:display-r-square="true" chart:style-name="ch7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F86:Sheet1.F93">1.#NAN</text:p>
              </table:table-cell>
              <table:table-cell office:value-type="float" office:value="1.#NAN">
                <text:p text:id="Sheet1.E86:Sheet1.E93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966360856269114">
                <text:p>0.0966360856269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64424057084609">
                <text:p>0.0864424057084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966360856269114">
                <text:p>0.0966360856269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966360856269114">
                <text:p>0.0966360856269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966360856269112">
                <text:p>0.0966360856269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966360856269114">
                <text:p>0.0966360856269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06829765545362">
                <text:p>0.1068297655453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width="0cm" svg:stroke-color="#004586" svg:stroke-opacity="100%" draw:stroke-linejoin="non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column-mapping="1 0" chart:style-name="ch1">
        <chart:legend chart:legend-position="end" svg:x="5.708cm" svg:y="2.554cm" chart:style-name="ch2"/>
        <chart:plot-area chart:style-name="ch3" table:cell-range-address="Sheet1.E99:Sheet1.F106" svg:x="0.16cm" svg:y="0.14cm" svg:width="5.389cm" svg:height="6.58cm">
          <chart:axis chart:dimension="x" chart:name="primary-x" chart:style-name="ch4"/>
          <chart:axis chart:dimension="y" chart:name="primary-y" chart:style-name="ch4"/>
          <chart:series chart:style-name="ch5" chart:values-cell-range-address="Sheet1.E99:Sheet1.E106" chart:class="chart:scatter">
            <chart:domain table:cell-range-address="Sheet1.F99:Sheet1.F106"/>
            <chart:regression-curve chart:style-name="ch6">
              <chart:equation chart:display-r-square="true"/>
            </chart:regression-curve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F99:Sheet1.F106">1.#NAN</text:p>
              </table:table-cell>
              <table:table-cell office:value-type="float" office:value="1.#NAN">
                <text:p text:id="Sheet1.E99:Sheet1.E10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660550458715597">
                <text:p>0.0660550458715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60550458715597">
                <text:p>0.0660550458715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762487257900101">
                <text:p>0.076248725790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864424057084609">
                <text:p>0.0864424057084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762487257900101">
                <text:p>0.0762487257900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660550458715597">
                <text:p>0.0660550458715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558613659531091">
                <text:p>0.05586136595310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